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2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BST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2" xml:id="id2" draw:id="id2" draw:layer="layout" svg:width="1.5cm" svg:height="1.5cm" svg:x="8.1cm" svg:y="7.30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5cm" svg:height="1.5cm" svg:x="10.199cm" svg:y="5.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418cm" svg:y1="6.381cm" svg:x2="8.85cm" svg:y2="7.301cm" draw:start-shape="id1" draw:start-glue-point="7" draw:end-shape="id2" draw:end-glue-point="4" svg:d="M10418 6381l-1568 920" svg:viewBox="0 0 1569 921">
          <text:p/>
        </draw:connector>
        <draw:connector draw:style-name="gr3" draw:text-style-name="P3" draw:layer="layout" draw:type="line" svg:x1="11.48cm" svg:y1="6.381cm" svg:x2="13.049cm" svg:y2="7.303cm" draw:start-shape="id1" draw:start-glue-point="9" draw:end-shape="id3" draw:end-glue-point="4" svg:d="M11480 6381l1569 922" svg:viewBox="0 0 1570 923">
          <text:p/>
        </draw:connector>
        <draw:custom-shape draw:style-name="gr2" draw:text-style-name="P2" xml:id="id3" draw:id="id3" draw:layer="layout" svg:width="1.5cm" svg:height="1.5cm" svg:x="12.299cm" svg:y="7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4.619cm" svg:y1="4.481cm" svg:x2="10.949cm" svg:y2="5.1cm" draw:start-shape="id4" draw:start-glue-point="7" draw:end-shape="id1" draw:end-glue-point="4" svg:d="M14619 4481l-3670 619" svg:viewBox="0 0 3671 620">
          <text:p/>
        </draw:connector>
        <draw:custom-shape draw:style-name="gr2" draw:text-style-name="P2" xml:id="id4" draw:id="id4" draw:layer="layout" svg:width="1.5cm" svg:height="1.5cm" svg:x="14.4cm" svg:y="3.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5.681cm" svg:y1="4.481cm" svg:x2="19.351cm" svg:y2="5.101cm" draw:start-shape="id4" draw:start-glue-point="9" draw:end-shape="id5" draw:end-glue-point="4" svg:d="M15681 4481l3670 620" svg:viewBox="0 0 3671 621">
          <text:p/>
        </draw:connector>
        <draw:custom-shape draw:style-name="gr2" draw:text-style-name="P2" xml:id="id6" draw:id="id6" draw:layer="layout" svg:width="1.5cm" svg:height="1.5cm" svg:x="16.502cm" svg:y="7.302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5cm" svg:height="1.5cm" svg:x="15.402cm" svg:y="9.803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6.721cm" svg:y1="8.583cm" svg:x2="16.152cm" svg:y2="9.803cm" draw:start-shape="id6" draw:start-glue-point="7" draw:end-shape="id7" draw:end-glue-point="4" svg:d="M16721 8583l-569 1220" svg:viewBox="0 0 570 1221">
          <text:p/>
        </draw:connector>
        <draw:custom-shape draw:style-name="gr2" draw:text-style-name="P2" xml:id="id8" draw:id="id8" draw:layer="layout" svg:width="1.5cm" svg:height="1.5cm" svg:x="17.601cm" svg:y="9.803cm">
          <text:p text:style-name="P1"><text:span text:style-name="T1">X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7.783cm" svg:y1="8.583cm" svg:x2="18.352cm" svg:y2="9.803cm" draw:start-shape="id6" draw:start-glue-point="9" draw:end-shape="id8" draw:end-glue-point="4" svg:d="M17783 8583l569 1220" svg:viewBox="0 0 570 1221">
          <text:p/>
        </draw:connector>
        <draw:custom-shape draw:style-name="gr2" draw:text-style-name="P2" xml:id="id5" draw:id="id5" draw:layer="layout" svg:width="1.5cm" svg:height="1.5cm" svg:x="18.601cm" svg:y="5.10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8.82cm" svg:y1="6.382cm" svg:x2="17.252cm" svg:y2="7.302cm" draw:start-shape="id5" draw:start-glue-point="7" draw:end-shape="id6" draw:end-glue-point="4" svg:d="M18820 6382l-1568 920" svg:viewBox="0 0 1569 921">
          <text:p/>
        </draw:connector>
        <draw:connector draw:style-name="gr3" draw:text-style-name="P3" draw:layer="layout" draw:type="line" svg:x1="19.882cm" svg:y1="6.382cm" svg:x2="21.451cm" svg:y2="7.304cm" draw:start-shape="id5" draw:start-glue-point="9" draw:end-shape="id9" draw:end-glue-point="4" svg:d="M19882 6382l1569 922" svg:viewBox="0 0 1570 923">
          <text:p/>
        </draw:connector>
        <draw:custom-shape draw:style-name="gr2" draw:text-style-name="P2" xml:id="id9" draw:id="id9" draw:layer="layout" svg:width="1.5cm" svg:height="1.5cm" svg:x="20.701cm" svg:y="7.304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.5cm" svg:height="1.5cm" svg:x="19.601cm" svg:y="9.80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20.92cm" svg:y1="8.584cm" svg:x2="20.351cm" svg:y2="9.804cm" draw:end-shape="id10" draw:end-glue-point="4" svg:d="M20920 8584l-569 1220" svg:viewBox="0 0 570 1221">
          <text:p/>
        </draw:connector>
        <draw:custom-shape draw:style-name="gr2" draw:text-style-name="P2" xml:id="id11" draw:id="id11" draw:layer="layout" svg:width="1.5cm" svg:height="1.5cm" svg:x="21.8cm" svg:y="9.804cm">
          <text:p text:style-name="P1"><text:span text:style-name="T1">X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21.982cm" svg:y1="8.584cm" svg:x2="22.551cm" svg:y2="9.804cm" draw:end-shape="id11" draw:end-glue-point="4" svg:d="M21982 8584l569 1220" svg:viewBox="0 0 570 1221">
          <text:p/>
        </draw:connector>
        <draw:custom-shape draw:style-name="gr2" draw:text-style-name="P2" xml:id="id12" draw:id="id12" draw:layer="layout" svg:width="1.5cm" svg:height="1.5cm" svg:x="7.002cm" svg:y="9.804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321cm" svg:y1="8.584cm" svg:x2="7.752cm" svg:y2="9.804cm" draw:end-shape="id12" draw:end-glue-point="4" svg:d="M8321 8584l-569 1220" svg:viewBox="0 0 570 1221">
          <text:p/>
        </draw:connector>
        <draw:custom-shape draw:style-name="gr2" draw:text-style-name="P2" xml:id="id13" draw:id="id13" draw:layer="layout" svg:width="1.5cm" svg:height="1.5cm" svg:x="9.201cm" svg:y="9.804cm">
          <text:p text:style-name="P1"><text:span text:style-name="T1">X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9.383cm" svg:y1="8.584cm" svg:x2="9.952cm" svg:y2="9.804cm" draw:end-shape="id13" draw:end-glue-point="4" svg:d="M9383 8584l569 1220" svg:viewBox="0 0 570 1221">
          <text:p/>
        </draw:connector>
        <draw:custom-shape draw:style-name="gr2" draw:text-style-name="P2" xml:id="id14" draw:id="id14" draw:layer="layout" svg:width="1.5cm" svg:height="1.5cm" svg:x="11.201cm" svg:y="9.80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2.52cm" svg:y1="8.585cm" svg:x2="11.951cm" svg:y2="9.805cm" draw:end-shape="id14" draw:end-glue-point="4" svg:d="M12520 8585l-569 1220" svg:viewBox="0 0 570 1221">
          <text:p/>
        </draw:connector>
        <draw:custom-shape draw:style-name="gr2" draw:text-style-name="P2" xml:id="id15" draw:id="id15" draw:layer="layout" svg:width="1.5cm" svg:height="1.5cm" svg:x="13.4cm" svg:y="9.805cm">
          <text:p text:style-name="P1"><text:span text:style-name="T1">1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3.582cm" svg:y1="8.585cm" svg:x2="14.151cm" svg:y2="9.805cm" draw:end-shape="id15" draw:end-glue-point="4" svg:d="M13582 8585l569 1220" svg:viewBox="0 0 570 1221">
          <text:p/>
        </draw:connector>
      </draw:page>
      <draw:page draw:name="page3" draw:style-name="dp1" draw:master-page-name="Default">
        <draw:custom-shape draw:style-name="gr2" draw:text-style-name="P2" xml:id="id17" draw:id="id17" draw:layer="layout" svg:width="1.5cm" svg:height="1.5cm" svg:x="8.1cm" svg:y="7.30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1.5cm" svg:height="1.5cm" svg:x="10.199cm" svg:y="5.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418cm" svg:y1="6.381cm" svg:x2="8.85cm" svg:y2="7.301cm" draw:start-shape="id16" draw:start-glue-point="7" draw:end-shape="id17" draw:end-glue-point="4" svg:d="M10418 6381l-1568 920" svg:viewBox="0 0 1569 921">
          <text:p/>
        </draw:connector>
        <draw:connector draw:style-name="gr3" draw:text-style-name="P3" draw:layer="layout" draw:type="line" svg:x1="11.48cm" svg:y1="6.381cm" svg:x2="13.049cm" svg:y2="7.303cm" draw:start-shape="id16" draw:start-glue-point="9" draw:end-shape="id18" draw:end-glue-point="4" svg:d="M11480 6381l1569 922" svg:viewBox="0 0 1570 923">
          <text:p/>
        </draw:connector>
        <draw:custom-shape draw:style-name="gr2" draw:text-style-name="P2" xml:id="id18" draw:id="id18" draw:layer="layout" svg:width="1.5cm" svg:height="1.5cm" svg:x="12.299cm" svg:y="7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4.619cm" svg:y1="4.481cm" svg:x2="10.949cm" svg:y2="5.1cm" draw:start-shape="id19" draw:start-glue-point="7" draw:end-shape="id16" draw:end-glue-point="4" svg:d="M14619 4481l-3670 619" svg:viewBox="0 0 3671 620">
          <text:p/>
        </draw:connector>
        <draw:custom-shape draw:style-name="gr2" draw:text-style-name="P2" xml:id="id19" draw:id="id19" draw:layer="layout" svg:width="1.5cm" svg:height="1.5cm" svg:x="14.4cm" svg:y="3.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5.681cm" svg:y1="4.481cm" svg:x2="19.351cm" svg:y2="5.101cm" draw:start-shape="id19" draw:start-glue-point="9" draw:end-shape="id20" draw:end-glue-point="4" svg:d="M15681 4481l3670 620" svg:viewBox="0 0 3671 621">
          <text:p/>
        </draw:connector>
        <draw:custom-shape draw:style-name="gr2" draw:text-style-name="P2" xml:id="id21" draw:id="id21" draw:layer="layout" svg:width="1.5cm" svg:height="1.5cm" svg:x="16.502cm" svg:y="7.302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1.5cm" svg:height="1.5cm" svg:x="18.601cm" svg:y="5.10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8.82cm" svg:y1="6.382cm" svg:x2="17.252cm" svg:y2="7.302cm" draw:start-shape="id20" draw:start-glue-point="7" draw:end-shape="id21" draw:end-glue-point="4" svg:d="M18820 6382l-1568 920" svg:viewBox="0 0 1569 921">
          <text:p/>
        </draw:connector>
        <draw:connector draw:style-name="gr3" draw:text-style-name="P3" draw:layer="layout" draw:type="line" svg:x1="19.882cm" svg:y1="6.382cm" svg:x2="21.451cm" svg:y2="7.304cm" draw:start-shape="id20" draw:start-glue-point="9" draw:end-shape="id22" draw:end-glue-point="4" svg:d="M19882 6382l1569 922" svg:viewBox="0 0 1570 923">
          <text:p/>
        </draw:connector>
        <draw:custom-shape draw:style-name="gr2" draw:text-style-name="P2" xml:id="id22" draw:id="id22" draw:layer="layout" svg:width="1.5cm" svg:height="1.5cm" svg:x="20.701cm" svg:y="7.304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1.5cm" svg:height="1.5cm" svg:x="11.201cm" svg:y="9.80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2.52cm" svg:y1="8.585cm" svg:x2="11.951cm" svg:y2="9.805cm" draw:end-shape="id23" draw:end-glue-point="4" svg:d="M12520 8585l-569 1220" svg:viewBox="0 0 570 1221">
          <text:p/>
        </draw:connector>
        <draw:custom-shape draw:style-name="gr2" draw:text-style-name="P2" xml:id="id24" draw:id="id24" draw:layer="layout" svg:width="1.5cm" svg:height="1.5cm" svg:x="13.4cm" svg:y="9.805cm">
          <text:p text:style-name="P1"><text:span text:style-name="T1">1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3.582cm" svg:y1="8.585cm" svg:x2="14.151cm" svg:y2="9.805cm" draw:end-shape="id24" draw:end-glue-point="4" svg:d="M13582 8585l569 1220" svg:viewBox="0 0 570 1221">
          <text:p/>
        </draw:connector>
      </draw:page>
      <draw:page draw:name="page4" draw:style-name="dp1" draw:master-page-name="Default">
        <draw:custom-shape draw:style-name="gr2" draw:text-style-name="P2" xml:id="id26" draw:id="id26" draw:layer="layout" svg:width="1.5cm" svg:height="1.5cm" svg:x="8.1cm" svg:y="7.30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1.5cm" svg:height="1.5cm" svg:x="10.199cm" svg:y="5.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418cm" svg:y1="6.381cm" svg:x2="8.85cm" svg:y2="7.301cm" draw:start-shape="id25" draw:start-glue-point="7" draw:end-shape="id26" draw:end-glue-point="4" svg:d="M10418 6381l-1568 920" svg:viewBox="0 0 1569 921">
          <text:p/>
        </draw:connector>
        <draw:connector draw:style-name="gr3" draw:text-style-name="P3" draw:layer="layout" draw:type="line" svg:x1="11.48cm" svg:y1="6.381cm" svg:x2="13.049cm" svg:y2="7.303cm" draw:start-shape="id25" draw:start-glue-point="9" draw:end-shape="id27" draw:end-glue-point="4" svg:d="M11480 6381l1569 922" svg:viewBox="0 0 1570 923">
          <text:p/>
        </draw:connector>
        <draw:custom-shape draw:style-name="gr2" draw:text-style-name="P2" xml:id="id27" draw:id="id27" draw:layer="layout" svg:width="1.5cm" svg:height="1.5cm" svg:x="12.299cm" svg:y="7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4.619cm" svg:y1="4.481cm" svg:x2="10.949cm" svg:y2="5.1cm" draw:start-shape="id28" draw:start-glue-point="7" draw:end-shape="id25" draw:end-glue-point="4" svg:d="M14619 4481l-3670 619" svg:viewBox="0 0 3671 620">
          <text:p/>
        </draw:connector>
        <draw:custom-shape draw:style-name="gr2" draw:text-style-name="P2" xml:id="id28" draw:id="id28" draw:layer="layout" svg:width="1.5cm" svg:height="1.5cm" svg:x="14.4cm" svg:y="3.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5.681cm" svg:y1="4.481cm" svg:x2="19.351cm" svg:y2="5.101cm" draw:start-shape="id28" draw:start-glue-point="9" draw:end-shape="id29" draw:end-glue-point="4" svg:d="M15681 4481l3670 620" svg:viewBox="0 0 3671 621">
          <text:p/>
        </draw:connector>
        <draw:custom-shape draw:style-name="gr2" draw:text-style-name="P2" xml:id="id30" draw:id="id30" draw:layer="layout" svg:width="1.5cm" svg:height="1.5cm" svg:x="16.502cm" svg:y="7.302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1" draw:id="id31" draw:layer="layout" svg:width="1.5cm" svg:height="1.5cm" svg:x="15.402cm" svg:y="9.803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6.721cm" svg:y1="8.583cm" svg:x2="16.152cm" svg:y2="9.803cm" draw:start-shape="id30" draw:start-glue-point="7" draw:end-shape="id31" draw:end-glue-point="4" svg:d="M16721 8583l-569 1220" svg:viewBox="0 0 570 1221">
          <text:p/>
        </draw:connector>
        <draw:custom-shape draw:style-name="gr2" draw:text-style-name="P2" xml:id="id29" draw:id="id29" draw:layer="layout" svg:width="1.5cm" svg:height="1.5cm" svg:x="18.601cm" svg:y="5.10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8.82cm" svg:y1="6.382cm" svg:x2="17.252cm" svg:y2="7.302cm" draw:start-shape="id29" draw:start-glue-point="7" draw:end-shape="id30" draw:end-glue-point="4" svg:d="M18820 6382l-1568 920" svg:viewBox="0 0 1569 921">
          <text:p/>
        </draw:connector>
        <draw:connector draw:style-name="gr3" draw:text-style-name="P3" draw:layer="layout" draw:type="line" svg:x1="19.882cm" svg:y1="6.382cm" svg:x2="21.451cm" svg:y2="7.304cm" draw:start-shape="id29" draw:start-glue-point="9" draw:end-shape="id32" draw:end-glue-point="4" svg:d="M19882 6382l1569 922" svg:viewBox="0 0 1570 923">
          <text:p/>
        </draw:connector>
        <draw:custom-shape draw:style-name="gr2" draw:text-style-name="P2" xml:id="id32" draw:id="id32" draw:layer="layout" svg:width="1.5cm" svg:height="1.5cm" svg:x="20.701cm" svg:y="7.304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1.5cm" svg:height="1.5cm" svg:x="7.002cm" svg:y="9.804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321cm" svg:y1="8.584cm" svg:x2="7.752cm" svg:y2="9.804cm" draw:end-shape="id33" draw:end-glue-point="4" svg:d="M8321 8584l-569 1220" svg:viewBox="0 0 570 1221">
          <text:p/>
        </draw:connector>
        <draw:custom-shape draw:style-name="gr2" draw:text-style-name="P2" xml:id="id34" draw:id="id34" draw:layer="layout" svg:width="1.5cm" svg:height="1.5cm" svg:x="9.201cm" svg:y="9.804cm">
          <text:p text:style-name="P1"><text:span text:style-name="T1">X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9.383cm" svg:y1="8.584cm" svg:x2="9.952cm" svg:y2="9.804cm" draw:end-shape="id34" draw:end-glue-point="4" svg:d="M9383 8584l569 1220" svg:viewBox="0 0 570 1221">
          <text:p/>
        </draw:connector>
        <draw:custom-shape draw:style-name="gr2" draw:text-style-name="P2" xml:id="id35" draw:id="id35" draw:layer="layout" svg:width="1.5cm" svg:height="1.5cm" svg:x="11.201cm" svg:y="9.80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2.52cm" svg:y1="8.585cm" svg:x2="11.951cm" svg:y2="9.805cm" draw:end-shape="id35" draw:end-glue-point="4" svg:d="M12520 8585l-569 1220" svg:viewBox="0 0 570 1221">
          <text:p/>
        </draw:connector>
        <draw:custom-shape draw:style-name="gr2" draw:text-style-name="P2" xml:id="id36" draw:id="id36" draw:layer="layout" svg:width="1.5cm" svg:height="1.5cm" svg:x="13.4cm" svg:y="9.805cm">
          <text:p text:style-name="P1"><text:span text:style-name="T1">1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3.582cm" svg:y1="8.585cm" svg:x2="14.151cm" svg:y2="9.805cm" draw:end-shape="id36" draw:end-glue-point="4" svg:d="M13582 8585l569 1220" svg:viewBox="0 0 570 122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25T13:30:22.793000000</dc:date>
    <meta:editing-duration>P2DT9H29M25S</meta:editing-duration>
    <meta:editing-cycles>148</meta:editing-cycles>
    <meta:generator>LibreOffice/6.4.5.2$Windows_X86_64 LibreOffice_project/a726b36747cf2001e06b58ad5db1aa3a9a1872d6</meta:generator>
    <meta:document-statistic meta:object-count="70"/>
  </office:meta>
</office:document-meta>
</file>